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office:automatic-styles>
  <office:body>
    <office:text>
      <text:h text:style-name="Heading_20_1" text:outline-level="1">Anonymity Online</text:h>
      <text:p text:style-name="First_20_paragraph">Accessing information on the Internet, or publishing material online such as photos or videos, leaves many traces of who and where you are and what you are doing. This may put you at risk. You can reduce your risks through the use of anonymising tools such as Tor.</text:p>
      <text:p text:style-name="Text_20_body"><text:span text:style-name="T1">Remember,</text:span><text:span text:style-name="T2"> </text:span><text:span text:style-name="T3">these</text:span><text:span text:style-name="T4"> </text:span><text:span text:style-name="T5">tools</text:span><text:span text:style-name="T6"> </text:span><text:span text:style-name="T7">can</text:span><text:span text:style-name="T8"> </text:span><text:span text:style-name="T9">only</text:span><text:span text:style-name="T10"> </text:span><text:span text:style-name="T11">protect</text:span><text:span text:style-name="T12"> </text:span><text:span text:style-name="T13">your</text:span><text:span text:style-name="T14"> </text:span><text:span text:style-name="T15">anonymity</text:span><text:span text:style-name="T16"> </text:span><text:span text:style-name="T17">if</text:span><text:span text:style-name="T18"> </text:span><text:span text:style-name="T19">you</text:span><text:span text:style-name="T20"> </text:span><text:span text:style-name="T21">do</text:span><text:span text:style-name="T22"> </text:span><text:span text:style-name="T23">not</text:span><text:span text:style-name="T24"> </text:span><text:span text:style-name="T25">log</text:span><text:span text:style-name="T26"> </text:span><text:span text:style-name="T27">in</text:span><text:span text:style-name="T28"> </text:span><text:span text:style-name="T29">to</text:span><text:span text:style-name="T30"> </text:span><text:span text:style-name="T31">sites</text:span><text:span text:style-name="T32"> </text:span><text:span text:style-name="T33">or</text:span><text:span text:style-name="T34"> </text:span><text:span text:style-name="T35">post</text:span><text:span text:style-name="T36"> </text:span><text:span text:style-name="T37">something</text:span><text:span text:style-name="T38"> </text:span><text:span text:style-name="T39">online</text:span><text:span text:style-name="T40"> </text:span><text:span text:style-name="T41">that</text:span><text:span text:style-name="T42"> </text:span><text:span text:style-name="T43">could</text:span><text:span text:style-name="T44"> </text:span><text:span text:style-name="T45">identify</text:span><text:span text:style-name="T46"> </text:span><text:span text:style-name="T47">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